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635cm" draw:marker-end="Arrow" draw:marker-end-width="0.63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635cm" draw:marker-end="Arrow" draw:marker-end-width="0.63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draw:marker-start="Arrow" draw:marker-start-width="0.635cm" draw:marker-end="Arrow" draw:marker-end-width="0.635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draw:marker-start="Arrow" draw:marker-start-width="0.635cm" draw:marker-end="Arrow" draw:marker-end-width="0.63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2cm" draw:marker-start-width="0.427cm" draw:marker-end-width="0.427cm" draw:fill-color="#c0c0c0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FreeSans" style:font-family-generic="swiss" style:font-pitch="variable"/>
    </style:style>
    <style:style style:name="P3" style:family="paragraph">
      <style:paragraph-properties fo:text-align="center"/>
      <style:text-properties fo:font-family="FreeSans" style:font-family-generic="swiss" style:font-pitch="variable"/>
    </style:style>
    <style:style style:name="P4" style:family="paragraph">
      <style:text-properties fo:font-family="FreeSans" style:font-family-generic="swiss" style:font-pitch="variable" fo:font-size="24pt" style:font-size-asian="24pt" style:font-size-complex="24pt"/>
    </style:style>
    <style:style style:name="P5" style:family="paragraph">
      <style:paragraph-properties fo:text-align="start"/>
      <style:text-properties fo:font-family="FreeSans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963cm" svg:y1="6.385cm" svg:x2="9.086cm" svg:y2="6.385cm">
            <text:p/>
          </draw:line>
          <draw:line draw:style-name="gr2" draw:text-style-name="P1" draw:layer="layout" svg:x1="6.015cm" svg:y1="7.338cm" svg:x2="9.138cm" svg:y2="7.338cm">
            <text:p/>
          </draw:line>
          <draw:line draw:style-name="gr2" draw:text-style-name="P1" draw:layer="layout" svg:x1="5.963cm" svg:y1="8.29cm" svg:x2="9.086cm" svg:y2="8.29cm">
            <text:p/>
          </draw:line>
          <draw:line draw:style-name="gr2" draw:text-style-name="P1" draw:layer="layout" svg:x1="6.015cm" svg:y1="9.243cm" svg:x2="9.138cm" svg:y2="9.243cm">
            <text:p/>
          </draw:line>
          <draw:frame draw:style-name="gr3" draw:text-style-name="P2" draw:layer="layout" svg:width="2.106cm" svg:height="1.077cm" svg:x="3.857cm" svg:y="5.75cm">
            <draw:text-box>
              <text:p text:style-name="P2">reg_0</text:p>
            </draw:text-box>
          </draw:frame>
          <draw:frame draw:style-name="gr3" draw:text-style-name="P2" draw:layer="layout" svg:width="2.111cm" svg:height="1.077cm" svg:x="3.857cm" svg:y="6.703cm">
            <draw:text-box>
              <text:p text:style-name="P2">reg_1</text:p>
            </draw:text-box>
          </draw:frame>
          <draw:frame draw:style-name="gr3" draw:text-style-name="P2" draw:layer="layout" svg:width="2.115cm" svg:height="1.077cm" svg:x="3.857cm" svg:y="7.655cm">
            <draw:text-box>
              <text:p text:style-name="P2">reg_2</text:p>
            </draw:text-box>
          </draw:frame>
          <draw:frame draw:style-name="gr3" draw:text-style-name="P2" draw:layer="layout" svg:width="2.115cm" svg:height="1.077cm" svg:x="3.857cm" svg:y="8.608cm">
            <draw:text-box>
              <text:p text:style-name="P2">reg_3</text:p>
            </draw:text-box>
          </draw:frame>
          <draw:line draw:style-name="gr4" draw:text-style-name="P1" draw:layer="layout" svg:x1="17.5cm" svg:y1="6.385cm" svg:x2="20.623cm" svg:y2="6.385cm">
            <text:p/>
          </draw:line>
          <draw:line draw:style-name="gr5" draw:text-style-name="P1" draw:layer="layout" svg:x1="17.552cm" svg:y1="7.338cm" svg:x2="20.675cm" svg:y2="7.338cm">
            <text:p/>
          </draw:line>
          <draw:line draw:style-name="gr5" draw:text-style-name="P1" draw:layer="layout" svg:x1="17.5cm" svg:y1="8.29cm" svg:x2="20.623cm" svg:y2="8.29cm">
            <text:p/>
          </draw:line>
          <draw:line draw:style-name="gr5" draw:text-style-name="P1" draw:layer="layout" svg:x1="17.552cm" svg:y1="9.243cm" svg:x2="20.675cm" svg:y2="9.243cm">
            <text:p/>
          </draw:line>
          <draw:frame draw:style-name="gr3" draw:text-style-name="P2" draw:layer="layout" svg:width="1.7cm" svg:height="1.077cm" svg:x="20.675cm" svg:y="5.75cm">
            <draw:text-box>
              <text:p text:style-name="P2">io_0</text:p>
            </draw:text-box>
          </draw:frame>
          <draw:frame draw:style-name="gr3" draw:text-style-name="P2" draw:layer="layout" svg:width="1.704cm" svg:height="1.077cm" svg:x="20.675cm" svg:y="6.703cm">
            <draw:text-box>
              <text:p text:style-name="P2">io_1</text:p>
            </draw:text-box>
          </draw:frame>
          <draw:frame draw:style-name="gr3" draw:text-style-name="P2" draw:layer="layout" svg:width="1.709cm" svg:height="1.077cm" svg:x="20.675cm" svg:y="7.655cm">
            <draw:text-box>
              <text:p text:style-name="P2">io_2</text:p>
            </draw:text-box>
          </draw:frame>
          <draw:frame draw:style-name="gr3" draw:text-style-name="P2" draw:layer="layout" svg:width="1.709cm" svg:height="1.077cm" svg:x="20.675cm" svg:y="8.608cm">
            <draw:text-box>
              <text:p text:style-name="P2">io_3</text:p>
            </draw:text-box>
          </draw:frame>
          <draw:custom-shape draw:style-name="gr6" draw:text-style-name="P3" draw:layer="layout" svg:width="8.255cm" svg:height="4.763cm" svg:x="9.138cm" svg:y="4.81cm">
            <text:p text:style-name="P3">IO_PINS</text:p>
            <text:p text:style-name="P3">Module</text:p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3.265cm" svg:y1="9.572cm" svg:x2="13.265cm" svg:y2="10.843cm">
            <text:p/>
          </draw:line>
          <draw:custom-shape draw:style-name="gr8" draw:text-style-name="P3" draw:layer="layout" svg:width="1.27cm" svg:height="2.857cm" svg:x="10.678cm" svg:y="10.84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1.27cm" svg:height="2.857cm" svg:x="14.904cm" svg:y="10.84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2" draw:layer="layout" svg:width="4.109cm" svg:height="1.077cm" svg:x="9.259cm" svg:y="13.7cm">
            <draw:text-box>
              <text:p text:style-name="P2">Control Input</text:p>
            </draw:text-box>
          </draw:frame>
          <draw:frame draw:style-name="gr3" draw:text-style-name="P2" draw:layer="layout" svg:width="3.707cm" svg:height="1.077cm" svg:x="13.686cm" svg:y="13.7cm">
            <draw:text-box>
              <text:p text:style-name="P2">Serial Input</text:p>
            </draw:text-box>
          </draw:frame>
          <draw:custom-shape draw:style-name="gr9" draw:text-style-name="P3" draw:layer="layout" svg:width="8.255cm" svg:height="1.27cm" svg:x="9.138cm" svg:y="9.573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0.107cm" svg:height="1.352cm" svg:x="8.673cm" svg:y="1.635cm">
          <draw:text-box>
            <text:p text:style-name="P2"><text:span text:style-name="T1">USRP Modules: IO_PINS</text:span></text:p>
          </draw:text-box>
        </draw:frame>
        <draw:frame draw:style-name="gr3" draw:text-style-name="P2" draw:layer="layout" svg:width="14.895cm" svg:height="2.729cm" svg:x="2.587cm" svg:y="15.605cm">
          <draw:text-box>
            <text:p text:style-name="P5"><text:span text:style-name="T2">Purpose: </text:span></text:p>
            <text:p text:style-name="P2">Controls daughterboard general purpose IO (GPIO)</text:p>
            <text:p text:style-name="P2">Direction using tri-state registers <text:s/></text:p>
          </draw:text-box>
        </draw:frame>
        <draw:frame draw:style-name="gr3" draw:text-style-name="P2" draw:layer="layout" svg:width="6.158cm" svg:height="1.903cm" svg:x="19.836cm" svg:y="15.605cm">
          <draw:text-box>
            <text:p text:style-name="P2"><text:span text:style-name="T2">Requires Modules:</text:span></text:p>
            <text:p text:style-name="P2">1. BIDIR_RE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0T21:59:36</meta:creation-date>
    <dc:date>2009-02-20T23:06:22</dc:date>
    <meta:editing-duration>PT00H51M35S</meta:editing-duration>
    <meta:editing-cycles>2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